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0" style:family="paragraph" style:parent-style-name="Standard" style:list-style-name="L1">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center" style:justify-single-word="false"/>
    </style:style>
    <style:style style:name="P12" style:family="paragraph" style:parent-style-name="Footer">
      <style:paragraph-properties fo:text-align="center" style:justify-single-word="false"/>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list xml:id="list808709275" text:style-name="L1">
        <text:list-item>
          <text:p text:style-name="P10">The Dawn of Awakening</text:p>
        </text:list-item>
      </text:list>
      <text:p text:style-name="P6"/>
      <text:p text:style-name="P1">A. VipahyanaBreathing Samatha</text:p>
      <text:p text:style-name="P2"/>
      <text:p text:style-name="P4">(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3"/>
      <text:p text:style-name="P1">B. Mindful Prostration</text:p>
      <text:p text:style-name="P2"/>
      <text:p text:style-name="P7">NAMO BUDDHAYA <text:s text:c="4"/>NAMO DHARMAYA <text:s text:c="4"/>NAMO SANGHAYA</text:p>
      <text:p text:style-name="P7">NAMO GUR DEWA DAKINIYA</text:p>
      <text:p text:style-name="P5">(Recite while prostrating three times.)</text:p>
      <text:p text:style-name="Standard"/>
      <text:p text:style-name="P2">I will always respect others. I am never arrogant.</text:p>
      <text:p text:style-name="P2">I am always humble. I am never egotistical.</text:p>
      <text:p text:style-name="P2">I honor all sentient beings as Buddha, Dharma, and Sangha.</text:p>
      <text:p text:style-name="P2"/>
      <text:p text:style-name="P1">C. Clear Purification</text:p>
      <text:p text:style-name="P1"/>
      <text:p text:style-name="P2">All Buddhas and Bodhisattvas, please heed me!</text:p>
      <text:p text:style-name="P2">Please purify all my negative karma and emotions.</text:p>
      <text:p text:style-name="P2">In front of all Buddhas.</text:p>
      <text:p text:style-name="P2">I honestly regret all my mistakes.</text:p>
      <text:p text:style-name="P2">I sincerely regret all my harmful intentions and actions.</text:p>
      <text:p text:style-name="P2">I completely eliminate all my negative thinking and emotions.</text:p>
      <text:p text:style-name="P2">I completely eliminate all my afflictions and negative kar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he Buddha Path <text:tab/><text:tab/><text:tab/><text:tab/><text:tab/><text:tab/><text:tab/><text:tab/><text:tab/>Preliminary Practice</text:p>
        <text:p text:style-name="Standard"/>
        <text:p text:style-name="Standard"/>
        <text:p text:style-name="Standard"/>
      </style:header>
      <style:footer>
        <text:p text:style-name="MP2">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1-12-24T11:38:01</dc:date>
    <meta:editing-duration>PT1H3M28S</meta:editing-duration>
    <meta:editing-cycles>8</meta:editing-cycles>
    <meta:generator>LibreOffice/3.3$Unix LibreOffice_project/330m19$Build-401</meta:generator>
    <dc:creator>follinge </dc:creator>
    <meta:document-statistic meta:table-count="0" meta:image-count="0" meta:object-count="0" meta:page-count="1" meta:paragraph-count="20" meta:word-count="172" meta:character-count="1097"/>
  </office:meta>
</office:document-meta>
</file>